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Yandex Sans" svg:font-family="'Yandex Sans', Arial, Helvetica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94a5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a1b22" style:font-name="Yandex Sans" fo:font-size="13.5pt" fo:letter-spacing="normal" fo:font-style="normal" fo:font-weight="normal" officeooo:paragraph-rsid="001194a5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1a1b22" style:font-name="Yandex Sans" fo:font-size="13.5pt" fo:letter-spacing="normal" fo:font-style="normal" fo:font-weight="normal" officeooo:paragraph-rsid="001194a5"/>
    </style:style>
    <style:style style:name="P4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rsid="00130289" officeooo:paragraph-rsid="00130289"/>
    </style:style>
    <style:style style:name="P5" style:family="paragraph" style:parent-style-name="Text_20_body">
      <style:text-properties officeooo:paragraph-rsid="001316c4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1a1b22" style:font-name="Yandex Sans" fo:font-size="13.5pt" fo:letter-spacing="normal" fo:font-style="normal" fo:font-weight="normal" officeooo:paragraph-rsid="001194a5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 officeooo:rsid="001316c4"/>
    </style:style>
    <style:style style:name="T2" style:family="text">
      <style:text-properties fo:font-variant="normal" fo:text-transform="none" fo:color="#1a1b22" style:font-name="Yandex Sans" fo:font-size="13.5pt" fo:letter-spacing="normal" fo:font-style="normal" fo:font-weight="normal" officeooo:rsid="0013156b"/>
    </style:style>
    <style:style style:name="T3" style:family="text">
      <style:text-properties officeooo:rsid="001316c4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Шаг 3. Ответьте на вопросы</text:span></text:span></text:p>
      <text:list xml:id="list4057952058" text:style-name="L1">
        <text:list-item>
          <text:p text:style-name="P6">Есть ли зависимость между наличием детей и возвратом кредита в срок?</text:p>
        </text:list-item>
        <text:list-item>
          <text:p text:style-name="P6">Есть ли зависимость между семейным положением и возвратом кредита в срок?</text:p>
        </text:list-item>
        <text:list-item>
          <text:p text:style-name="P6">Есть ли зависимость между уровнем дохода и возвратом кредита в срок?</text:p>
        </text:list-item>
        <text:list-item>
          <text:p text:style-name="P3">Как разные цели кредита влияют на его возврат в срок?</text:p>
        </text:list-item>
      </text:list>
      <text:p text:style-name="P2">Ответы сопроводите интерпретацией — поясните, о чём именно гов</text:p>
      <text:p text:style-name="P4"/>
      <text:p text:style-name="P4"/>
      <text:p text:style-name="P5"><text:span text:style-name="T1">Для ответа на поставленные вопросы, были созданы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Yandex Sans" svg:font-family="'Yandex Sans', Arial, Helvetica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0T15:36:54.647763041</meta:creation-date>
    <dc:date>2020-08-23T23:43:42.637131934</dc:date>
    <meta:editing-duration>PT14M4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7" meta:word-count="67" meta:character-count="403" meta:non-whitespace-character-count="345"/>
  </office:meta>
</office:document-meta>
</file>